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</office:font-face-decls>
  <office:automatic-styles>
    <style:style style:name="P1" style:family="paragraph" style:parent-style-name="Heading_20_1" style:list-style-name="">
      <style:paragraph-properties fo:line-height="115%">
        <style:tab-stops/>
      </style:paragraph-properties>
      <style:text-properties officeooo:rsid="0025fc4c" officeooo:paragraph-rsid="0025bb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.0598in" fo:margin-bottom="0.0598in" style:contextual-spacing="false" fo:line-height="115%" style:page-number="auto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First_20_paragraph" style:next-style-name="Text_20_body" style:default-outline-level="1" style:class="text">
      <style:paragraph-properties fo:margin-top="0.0799in" fo:margin-bottom="0.0598in" style:contextual-spacing="false" fo:padding-left="0.0201in" fo:padding-right="0.0201in" fo:padding-top="0.0201in" fo:padding-bottom="0.0598in" fo:border-left="none" fo:border-right="none" fo:border-top="none" fo:border-bottom="0.06pt solid #000000"/>
      <style:text-properties style:font-name="Times New Roman1" fo:font-family="'Times New Roman'" style:font-style-name="Bold" style:font-family-generic="roman" style:font-pitch="variable" fo:font-size="1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First_20_paragraph" style:class="extra">
      <style:paragraph-properties fo:margin-left="0.0299in" fo:margin-right="0.0299in" fo:margin-top="0.0598in" fo:margin-bottom="0.0598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 style:master-page-name="">
      <style:paragraph-properties fo:margin-top="0.0598in" fo:margin-bottom="0in" style:contextual-spacing="false" style:page-number="auto" fo:padding="0in" fo:border="none">
        <style:tab-stops/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loext:opacity="0%" fo:font-size="10pt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table:align="margins" style:may-break-between-rows="true" table:border-model="collapsing"/>
    </style:style>
    <style:style style:name="Table1.A" style:family="table-column">
      <style:table-column-properties style:rel-column-width="37130*"/>
    </style:style>
    <style:style style:name="Table1.B" style:family="table-column">
      <style:table-column-properties style:rel-column-width="15795*"/>
    </style:style>
    <style:style style:name="Table1.C" style:family="table-column">
      <style:table-column-properties style:rel-column-width="12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" style:family="table">
      <style:table-properties style:width="7.3in" table:align="margins" style:may-break-between-rows="true" table:border-model="collapsing"/>
    </style:style>
    <style:style style:name="Table4.A" style:family="table-column">
      <style:table-column-properties style:column-width="4.0611in" style:rel-column-width="5848*"/>
    </style:style>
    <style:style style:name="Table4.B" style:family="table-column">
      <style:table-column-properties style:column-width="1.834in" style:rel-column-width="2641*"/>
    </style:style>
    <style:style style:name="Table4.C" style:family="table-column">
      <style:table-column-properties style:column-width="1.4049in" style:rel-column-width="2023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officeooo:rsid="0025fc4c" officeooo:paragraph-rsid="0025bb06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M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fc4c" officeooo:paragraph-rsid="0025bb0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P4" style:family="paragraph" style:parent-style-name="Header">
      <style:text-properties officeooo:rsid="0019acbc" officeooo:paragraph-rsid="0019acbc"/>
    </style:style>
    <style:style style:name="M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officeooo:rsid="0025fc4c" officeooo:paragraph-rsid="0025bb06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MT1" style:family="text">
      <style:text-properties officeooo:rsid="00279b83"/>
    </style:style>
    <style:style style:name="MT2" style:family="text">
      <style:text-properties officeooo:rsid="0025fc4c"/>
    </style:style>
    <style:page-layout style:name="Mpm1">
      <style:page-layout-properties fo:page-width="8.5in" fo:page-height="11in" style:num-format="1" style:print-orientation="portrait" fo:margin-top="0.5in" fo:margin-bottom="0.6in" fo:margin-left="0.6in" fo:margin-right="0.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402in" fo:margin-left="0in" fo:margin-right="0in" fo:margin-bottom="0.1in" fo:background-color="transparent" style:dynamic-spacing="tru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 table:template-name="Default Style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2" office:value-type="string">
              <text:p text:style-name="MP1">JOHNATHAN PAUL APPLESEED</text:p>
            </table:table-cell>
            <table:table-cell table:style-name="Table1.A1" office:value-type="string">
              <text:p text:style-name="MP2"><text:span text:style-name="MT1">j</text:span>ohn.<text:span text:style-name="MT1">appleseed</text:span>@apple.com</text:p>
            </table:table-cell>
            <table:table-cell table:style-name="Table1.A1" office:value-type="string">
              <text:p text:style-name="MP3">Elm Street 45, 12345</text:p>
            </table:table-cell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3">+1 123 456 7890</text:p>
            </table:table-cell>
            <table:table-cell table:style-name="Table1.A1" office:value-type="string">
              <text:p text:style-name="MP3"><text:span text:style-name="MT2">Los Angeles</text:span>, <text:span text:style-name="MT2">California</text:span></text:p>
            </table:table-cell>
          </table:table-row>
        </table:table>
        <text:p text:style-name="MP4"/>
      </style:header>
      <style:header-left>
        <text:p text:style-name="MP4"/>
      </style:header-left>
      <style:header-first>
        <table:table table:name="Table4" table:style-name="Table4" table:template-name="Default Style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table:number-rows-spanned="2" office:value-type="string">
              <text:p text:style-name="MP5">JOHNATHAN APPLESEED</text:p>
            </table:table-cell>
            <table:table-cell table:style-name="Table4.A1" office:value-type="string">
              <text:p text:style-name="MP2"><text:span text:style-name="MT1">j</text:span>ohn.<text:span text:style-name="MT1">appleseed</text:span>@apple.com</text:p>
            </table:table-cell>
            <table:table-cell table:style-name="Table4.A1" office:value-type="string">
              <text:p text:style-name="MP3">Elm Street 45, 12345</text:p>
            </table:table-cell>
          </table:table-row>
          <table:table-row table:style-name="Table4.1">
            <table:covered-table-cell table:style-name="Table4.A1"/>
            <table:table-cell table:style-name="Table4.A1" office:value-type="string">
              <text:p text:style-name="MP3">+1 123 456 7890</text:p>
            </table:table-cell>
            <table:table-cell table:style-name="Table4.A1" office:value-type="string">
              <text:p text:style-name="MP3"><text:span text:style-name="MT2">Los Angeles</text:span>, <text:span text:style-name="MT2">California</text:span></text:p>
            </table:table-cell>
          </table:table-row>
        </table:table>
        <text:p text:style-name="MP4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meta:editing-duration>PT2M52S</meta:editing-duration>
    <meta:editing-cycles>5</meta:editing-cycles>
    <meta:creation-date>2024-09-21T07:44:04.283813478</meta:creation-date>
    <dc:date>2024-10-13T10:34:38.197326006</dc:date>
    <meta:document-statistic meta:table-count="4" meta:image-count="0" meta:object-count="0" meta:page-count="1" meta:paragraph-count="20" meta:word-count="58" meta:character-count="414" meta:non-whitespace-character-count="376"/>
  </office:meta>
</office:document-meta>
</file>